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48500000310BFF5CDCCBE94AB4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874cm" svg:x="1.483cm" svg:y="8.7cm">
          <draw:image xlink:href="Pictures/100000000000048500000310BFF5CDCCBE94AB4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4:44:17.484652334</meta:creation-date>
    <dc:date>2018-04-26T14:44:42.537661885</dc:date>
    <meta:editing-duration>PT25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